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6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3">
            <text:p>Physical Properties for SuspensionArm</text:p>
          </table:table-cell>
          <table:table-cell table:number-columns-repeated="7" table:style-name="ce14"/>
          <table:table-cell table:style-name="ce15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General Properties:</text:p>
          </table:table-cell>
          <table:table-cell table:number-columns-repeated="7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Material:</text:p>
          </table:table-cell>
          <table:table-cell office:value-type="string" table:style-name="ce5">
            <text:p>{Generic}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Density:</text:p>
          </table:table-cell>
          <table:table-cell office:value-type="string" table:style-name="ce5">
            <text:p>1.000 g/cm^3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Mass:</text:p>
          </table:table-cell>
          <table:table-cell office:value-type="string" table:style-name="ce5">
            <text:p>0.906 kg (Relative Error = 0.01453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Area:</text:p>
          </table:table-cell>
          <table:table-cell office:value-type="string" table:style-name="ce5">
            <text:p>160414.342 mm^2 (Relative Error = 0.000000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Volume:</text:p>
          </table:table-cell>
          <table:table-cell office:value-type="string" table:style-name="ce5">
            <text:p>905752.997 mm^3 (Relative Error = 0.01453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Center of Gravity:</text:p>
          </table:table-cell>
          <table:table-cell table:number-columns-repeated="7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X:</text:p>
          </table:table-cell>
          <table:table-cell office:value-type="string" table:style-name="ce5">
            <text:p>-0.000 mm (Relative Error = 0.01453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office:string-value="0.906" table:formula="of:=LEFT([.E7]; SEARCH(&quot; &quot;; [.E7])-1)" table:style-name="ce3">
            <text:p>0.906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Y:</text:p>
          </table:table-cell>
          <table:table-cell office:value-type="string" table:style-name="ce5">
            <text:p>0.000 mm (Relative Error = 0.01453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Z:</text:p>
          </table:table-cell>
          <table:table-cell office:value-type="string" table:style-name="ce5">
            <text:p>4.832 mm (Relative Error = 0.014535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Mass Moments of Inertia with respect to Center of Gravity(Calculated using negative integral)</text:p>
          </table:table-cell>
          <table:table-cell table:number-columns-repeated="7" table:style-name="ce5"/>
          <table:table-cell table:style-name="ce6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-0.000" table:formula="of:=LEFT([.E11]; SEARCH(&quot; &quot;; [.E11])-1)" table:style-name="ce1">
            <text:p>-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4]/1000" table:style-name="ce3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xx<text:s text:c="8"/></text:p>
          </table:table-cell>
          <table:table-cell office:value-type="string" table:style-name="ce5">
            <text:p>742.332 kg mm^2 (Relative Error = 0.01453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0.000" table:formula="of:=LEFT([.E12]; SEARCH(&quot; &quot;; [.E12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5]/1000" table:style-name="ce3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yx Iyy<text:s text:c="4"/></text:p>
          </table:table-cell>
          <table:table-cell office:value-type="string" table:style-name="ce5">
            <text:p>-0.000 kg mm^2 (Relative Error = 0.014535%)</text:p>
          </table:table-cell>
          <table:table-cell office:value-type="string" table:style-name="ce5">
            <text:p>18848.023 kg mm^2 (Relative Error = 0.014535%)</text:p>
          </table:table-cell>
          <table:table-cell table:number-columns-repeated="4" table:style-name="ce5"/>
          <table:table-cell table:style-name="ce6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4.832" table:formula="of:=LEFT([.E13]; SEARCH(&quot; &quot;; [.E13])-1)" table:style-name="ce1">
            <text:p>4.832</text:p>
          </table:table-cell>
          <table:table-cell office:value-type="string" table:style-name="ce1">
            <text:p>mm</text:p>
          </table:table-cell>
          <table:table-cell office:value-type="float" office:value="4.8319999999999995E-3" table:formula="of:=[.P16]/1000" table:style-name="ce3">
            <text:p>0.004832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zx Izy Izz</text:p>
          </table:table-cell>
          <table:table-cell office:value-type="string" table:style-name="ce5">
            <text:p>0.000 kg mm^2 (Relative Error = 0.014535%)</text:p>
          </table:table-cell>
          <table:table-cell office:value-type="string" table:style-name="ce5">
            <text:p>0.000 kg mm^2 (Relative Error = 0.014535%)</text:p>
          </table:table-cell>
          <table:table-cell office:value-type="string" table:style-name="ce5">
            <text:p>19383.356 kg mm^2 (Relative Error = 0.014535%)</text:p>
          </table:table-cell>
          <table:table-cell table:number-columns-repeated="3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Mass Moments of Inertia with respect to Global(Calculated using negative integral)</text:p>
          </table:table-cell>
          <table:table-cell table:number-columns-repeated="7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Rotation to principal ax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xx<text:s text:c="8"/></text:p>
          </table:table-cell>
          <table:table-cell office:value-type="string" table:style-name="ce5">
            <text:p>763.484 kg mm^2 (Relative Error = 0.01453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0.00" table:formula="of:=LEFT([.E27]; SEARCH(&quot; &quot;; [.E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19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yx Iyy<text:s text:c="4"/></text:p>
          </table:table-cell>
          <table:table-cell office:value-type="string" table:style-name="ce5">
            <text:p>-0.000 kg mm^2 (Relative Error = 0.014535%)</text:p>
          </table:table-cell>
          <table:table-cell office:value-type="string" table:style-name="ce5">
            <text:p>18869.175 kg mm^2 (Relative Error = 0.014535%)</text:p>
          </table:table-cell>
          <table:table-cell table:number-columns-repeated="4" table:style-name="ce5"/>
          <table:table-cell table:style-name="ce6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0.00" table:formula="of:=LEFT([.E28]; SEARCH(&quot; &quot;; [.E28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0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zx Izy Izz</text:p>
          </table:table-cell>
          <table:table-cell office:value-type="string" table:style-name="ce5">
            <text:p>0.000 kg mm^2 (Relative Error = 0.014535%)</text:p>
          </table:table-cell>
          <table:table-cell office:value-type="string" table:style-name="ce5">
            <text:p>0.000 kg mm^2 (Relative Error = 0.014535%)</text:p>
          </table:table-cell>
          <table:table-cell office:value-type="string" table:style-name="ce5">
            <text:p>19383.356 kg mm^2 (Relative Error = 0.014535%)</text:p>
          </table:table-cell>
          <table:table-cell table:number-columns-repeated="3" table:style-name="ce5"/>
          <table:table-cell table:style-name="ce6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0.00" table:formula="of:=LEFT([.E29]; SEARCH(&quot; &quot;; [.E29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Principal Moments of Inertia with respect to Center of Gravity</text:p>
          </table:table-cell>
          <table:table-cell table:number-columns-repeated="7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1:</text:p>
          </table:table-cell>
          <table:table-cell office:value-type="string" table:style-name="ce5">
            <text:p>742.332 kg mm^2 (Relative Error = 0.014535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Principal Momens of Inertia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2:</text:p>
          </table:table-cell>
          <table:table-cell office:value-type="string" table:style-name="ce5">
            <text:p>18848.023 kg mm^2 (Relative Error = 0.01453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742.332" table:formula="of:=LEFT([.E23]; SEARCH(&quot; &quot;; [.E23])-1)" table:style-name="ce1">
            <text:p>742.332</text:p>
          </table:table-cell>
          <table:table-cell office:value-type="string" table:style-name="ce1">
            <text:p>kg.mm^2</text:p>
          </table:table-cell>
          <table:table-cell office:value-type="float" office:value="7.4233199999999995E-4" table:formula="of:=[.P24]/1000000" table:style-name="ce3">
            <text:p>0.000742332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3:</text:p>
          </table:table-cell>
          <table:table-cell office:value-type="string" table:style-name="ce5">
            <text:p>19383.356 kg mm^2 (Relative Error = 0.01453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18848.023" table:formula="of:=LEFT([.E24]; SEARCH(&quot; &quot;; [.E24])-1)" table:style-name="ce1">
            <text:p>18848.023</text:p>
          </table:table-cell>
          <table:table-cell office:value-type="string" table:style-name="ce1">
            <text:p>kg.mm^2</text:p>
          </table:table-cell>
          <table:table-cell office:value-type="float" office:value="1.8848023000000002E-2" table:formula="of:=[.P25]/1000000" table:style-name="ce3">
            <text:p>0.018848023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Rotation from Global to Principal</text:p>
          </table:table-cell>
          <table:table-cell table:number-columns-repeated="7" table:style-name="ce5"/>
          <table:table-cell table:style-name="ce6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19383.356" table:formula="of:=LEFT([.E25]; SEARCH(&quot; &quot;; [.E25])-1)" table:style-name="ce1">
            <text:p>19383.356</text:p>
          </table:table-cell>
          <table:table-cell office:value-type="string" table:style-name="ce1">
            <text:p>kg.mm^2</text:p>
          </table:table-cell>
          <table:table-cell office:value-type="float" office:value="1.9383356000000001E-2" table:formula="of:=[.P26]/1000000" table:style-name="ce3">
            <text:p>0.019383356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Rx:</text:p>
          </table:table-cell>
          <table:table-cell office:value-type="string" table:style-name="ce5">
            <text:p>0.00 deg (Relative Error = 0.01453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Ry:</text:p>
          </table:table-cell>
          <table:table-cell office:value-type="string" table:style-name="ce5">
            <text:p>0.00 deg (Relative Error = 0.01453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/>
          <table:table-cell table:style-name="ce7"/>
          <table:table-cell office:value-type="string" table:style-name="ce8">
            <text:p>Rz:</text:p>
          </table:table-cell>
          <table:table-cell office:value-type="string" table:style-name="ce8">
            <text:p>0.00 deg (Relative Error = 0.014535%)</text:p>
          </table:table-cell>
          <table:table-cell table:number-columns-repeated="5" table:style-name="ce8"/>
          <table:table-cell table:style-name="ce9"/>
          <table:table-cell table:number-columns-repeated="1637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3T20:50:22Z</dc:date>
  </office:meta>
</office:document-meta>
</file>